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die America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30, 1894</text:p>
      <text:p text:style-name="P6">Month<text:tab/><text:tab/><text:tab/><text:tab/><text:tab/><text:tab/>April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Allegheny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MRS. H. SOLOMON, PRES.,<text:tab/><text:tab/><text:tab/><text:tab/>MISS SADIE AMERICAN, SEC'Y./</text:p>
      <text:p text:style-name="P3"><text:tab/>4060 LAKE AVENUE, CHICAGO.<text:tab/><text:tab/><text:tab/>3103 VERNON AVENUE, CHICAGO./</text:p>
      <text:p text:style-name="P2">MRS. P. H. ROSENBERG, Vice President/</text:p>
      <text:p text:style-name="P2">For PENNSYLVANIA./</text:p>
      <text:p text:style-name="P2">16 Liberty Street, Allegheny, Pa./</text:p>
      <text:p text:style-name="P2">National Council of Jewish Women/</text:p>
      <text:p text:style-name="P4"><text:span text:style-name="T2">Chicago,</text:span> Allegheny April 30th 1894/</text:p>
      <text:p text:style-name="P3">Rev. Dr. Morais,/</text:p>
      <text:p text:style-name="P3">Dear: Sir,/</text:p>
      <text:p text:style-name="P3"><text:tab/>The Board of Directors of the National Council, knowing this/ movement to be one of great importance destined to be the instru-/ment of much good, determined to make haste slowly in order that/ each step taken should be a sure step on the road to success./ <text:s/>Therefore, it has waited to send out notices urging the formation/ of Sections in your City and State until it could at the same time,/ send a <text:soft-page-break/>copy of its Constitution, which would make clear the aims/ and ends of the Council and thus save much unnecessary corres-/pondence and delay. <text:s/>You will receive with this copies of the/ National Constitution of the Council and of the Constitution for/ Local Sections. <text:s/>You are most earnestly requested to organize a/ Section in your City forthwith, and to endeavor to have Sections/ formed in as many Cities of your State as possible. <text:s/>If you are/ not able to attend to the formation of such Sections yourself,/ will you kindly send us the names of ladies prominent in the/ Cities of your State, that we may be enabled to conduct the/ correspondence from here, as we are anxious the movement should/ be as widespread as possible./</text:p>
      <text:p text:style-name="P3"><text:tab/>In Chicago the first Section has been formed and has met/ with noteworthy success and support. <text:s/>We recommend that the plan/ pursued there be followed. <text:s/>Notice of a Meeting for Organization/ was sent to all existing Women's Societies, was published in/ the City papers and the Jewish journals, and read from the/ various pulpits the Saturday preceding the Meeting, which was/ held in the vestry rooms of one of the Synagogues. <text:s/>The atten-/dance was large and a Committee on Organization consisting of/ five members was appointed who reported at a second Meeting when/ Officers were elected. <text:s/>New members have been gained at each/ Meeting and all classes are represented on the list; a thing which/ is one of the main objects of the Council. <text:s/>It is not expected that/ much more can be done this season than to organize and gather our/</text:p>
      <text:p text:style-name="P3"/>
      <text:p text:style-name="P3">[Page 2]</text:p>
      <text:p text:style-name="P3">forces in order to be ready for active work in the early Fall./ <text:s/>The Committees on Religion and Philanthropy are at work and will/ have plans ready to present at that time. <text:s/>Meanwhile it is recom-/mended that a paper on some topic of special interest to Jews be/ read at each Meeting, in order to hold and heighten interest in/ the Section and to stimulate thought, and that the social feature/ of the Meeting be emphasized by free discussion of the paper. <text:s/>The/ subjects chosen thus far by the Chicago Section (under advice of/ the National Board) are:/</text:p>
      <text:p text:style-name="P3"><text:tab/>1. <text:s/>Women in Israel; their past performance and present/ duty (this has been delivered.)/</text:p>
      <text:p text:style-name="P3"><text:tab/>2. <text:s/>The Need and Uses of a Closer Study of the Bible./</text:p>
      <text:p text:style-name="P3"><text:tab/>3. <text:s/>Organization and Personal Service in Philanthropic/ work./</text:p>
      <text:p text:style-name="P3"><text:tab/>4. <text:s/>College Settlements./</text:p>
      <text:p text:style-name="P3"><text:tab/>The due has been placed at the small sum of $1.00 annually,/ that nothing may stand in the way of the poorest woman joining/ the Council and enjoying its benefits. <text:s/>Old people and young,/ rich people and poor, busy people and people of leisure should/ be interested in this movement; which, while it does not pretend/ to do any one thing which has never before been attempted, does/ pretend to use the power and pleasure of Union among Jewish Women/ in a way that it has never before been used./</text:p>
      <text:p text:style-name="P3"><text:tab/>It is suggested that you request any Jewish journals in your/ City to publish this circular in full, together with a copy of/ the Constitution, in order that every Jewish woman in these United/ States and elsewhere may be reached and be made to feel that she/ is wanted to organize a Section, (however small or large) in/ her town. <text:s/>We hope for an early response, informing us that you/ are actively and successfully at work. <text:s/>But a limited number of/ the Constitutions have been printed, but we will be glad to send/ you those you may need to prosecute the work./ <text:s/>Cordially yours,/ Sadie American/ Corr Sec'y/ MRS. P. H. ROSENBERG, Vice President/ For PENNSYLVANIA./ 16 Liberty Street, Allegheny, P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1:59:32.98</meta:creation-date>
    <meta:document-statistic meta:table-count="0" meta:image-count="0" meta:object-count="0" meta:page-count="3" meta:paragraph-count="80" meta:word-count="899" meta:character-count="5533"/>
    <dc:date>2011-12-21T12:15:45.14</dc:date>
    <dc:creator>Penn Libraries</dc:creator>
    <meta:editing-duration>PT00H00M21S</meta:editing-duration>
    <meta:editing-cycles>1</meta:editing-cycles>
    <meta:generator>OpenOffice.org/3.2$Win32 OpenOffice.org_project/320m12$Build-9483</meta:generator>
  </office:meta>
</office:document-meta>
</file>